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Liberation Serif" fo:font-size="12pt" fo:font-weight="normal" officeooo:rsid="00498f68" officeooo:paragraph-rsid="00498f68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498f68" officeooo:paragraph-rsid="004a51f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498f68" officeooo:paragraph-rsid="004d0fc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49ffa6" officeooo:paragraph-rsid="0049ffa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49ffa6" officeooo:paragraph-rsid="004b930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49ffa6" officeooo:paragraph-rsid="004d0fc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bold" officeooo:rsid="0049ffa6" officeooo:paragraph-rsid="0049ffa6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49ffa6" officeooo:paragraph-rsid="004b9306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49ffa6" officeooo:paragraph-rsid="004d0fc4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style="italic" fo:font-weight="normal" officeooo:rsid="00498f68" officeooo:paragraph-rsid="00498f68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font-name="Liberation Serif" fo:font-size="12pt" fo:font-style="italic" fo:font-weight="normal" officeooo:rsid="00498f68" officeooo:paragraph-rsid="004a51f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font-name="Liberation Serif" fo:font-size="12pt" fo:font-style="italic" fo:font-weight="normal" officeooo:rsid="00498f68" officeooo:paragraph-rsid="004ad64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Liberation Serif" fo:font-size="12pt" fo:font-style="italic" fo:font-weight="normal" officeooo:rsid="00498f68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style:font-name="Liberation Serif" fo:font-size="12pt" fo:font-style="normal" fo:font-weight="bold" officeooo:rsid="00498f68" officeooo:paragraph-rsid="00498f68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Liberation Serif" fo:font-size="12pt" fo:font-style="normal" fo:font-weight="bold" officeooo:rsid="00498f68" officeooo:paragraph-rsid="004b9306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font-name="Liberation Serif" fo:font-size="12pt" fo:font-style="normal" fo:font-weight="bold" officeooo:rsid="00498f68" officeooo:paragraph-rsid="004d0fc4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498f68" officeooo:paragraph-rsid="00498f6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498f68" officeooo:paragraph-rsid="004a51f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498f68" officeooo:paragraph-rsid="004d0fc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4pt" fo:font-weight="bold" officeooo:rsid="00498f68" officeooo:paragraph-rsid="00498f68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Courier New" fo:font-size="12pt" fo:font-weight="normal" officeooo:rsid="0049ffa6" officeooo:paragraph-rsid="0049ffa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Courier New" fo:font-size="12pt" fo:font-weight="normal" officeooo:rsid="0049ffa6" officeooo:paragraph-rsid="004b930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Courier New" fo:font-size="12pt" fo:font-weight="normal" officeooo:rsid="0049ffa6" officeooo:paragraph-rsid="004d0fc4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Courier New" fo:font-size="12pt" fo:font-style="italic" fo:font-weight="normal" officeooo:rsid="0049ffa6" officeooo:paragraph-rsid="004b9306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style:font-name="Courier New" fo:font-size="12pt" fo:font-style="italic" fo:font-weight="normal" officeooo:rsid="0049ffa6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top="0.199cm" fo:margin-bottom="0cm" loext:contextual-spacing="false"/>
      <style:text-properties style:font-name="Liberation Serif" fo:font-size="12pt" fo:font-weight="normal" officeooo:rsid="00498f68" officeooo:paragraph-rsid="00498f6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.199cm" fo:margin-bottom="0cm" loext:contextual-spacing="false"/>
      <style:text-properties style:font-name="Liberation Serif" fo:font-size="12pt" fo:font-weight="normal" officeooo:rsid="00498f68" officeooo:paragraph-rsid="004a51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.199cm" fo:margin-bottom="0cm" loext:contextual-spacing="false"/>
      <style:text-properties style:font-name="Liberation Serif" fo:font-size="12pt" fo:font-weight="normal" officeooo:rsid="00498f68" officeooo:paragraph-rsid="004d0fc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.199cm" fo:margin-bottom="0cm" loext:contextual-spacing="false"/>
      <style:text-properties style:font-name="Liberation Serif" fo:font-size="12pt" fo:font-style="italic" fo:font-weight="normal" officeooo:rsid="00498f68" officeooo:paragraph-rsid="004a51fe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top="0.199cm" fo:margin-bottom="0cm" loext:contextual-spacing="false"/>
      <style:text-properties style:font-name="Liberation Serif" fo:font-size="12pt" fo:font-style="italic" fo:font-weight="normal" officeooo:rsid="00498f68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top="0.199cm" fo:margin-bottom="0cm" loext:contextual-spacing="false"/>
      <style:text-properties style:font-name="Liberation Serif" fo:font-size="12pt" fo:font-style="italic" fo:font-weight="normal" officeooo:rsid="00498f68" officeooo:paragraph-rsid="00498f68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break-before="page"/>
      <style:text-properties style:font-name="Liberation Serif" fo:font-size="14pt" fo:font-weight="bold" officeooo:rsid="00498f68" officeooo:paragraph-rsid="004a51fe" style:font-size-asian="14pt" style:font-weight-asian="bold" style:font-size-complex="14pt" style:font-weight-complex="bold"/>
    </style:style>
    <style:style style:name="P39" style:family="paragraph" style:parent-style-name="Standard">
      <style:paragraph-properties fo:break-before="page"/>
      <style:text-properties style:font-name="Liberation Serif" fo:font-size="14pt" fo:font-weight="bold" officeooo:rsid="00498f68" officeooo:paragraph-rsid="004d0fc4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style:font-name="Courier New" fo:font-size="12pt" fo:font-style="italic" fo:font-weight="normal" officeooo:rsid="0049ffa6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ddfe6" style:font-size-asian="10pt" style:font-size-complex="10pt"/>
    </style:style>
    <style:style style:name="P42" style:family="paragraph" style:parent-style-name="Standard">
      <style:paragraph-properties fo:margin-top="0cm" fo:margin-bottom="0cm" loext:contextual-spacing="false"/>
      <style:text-properties style:font-name="Courier New" fo:font-size="12pt" fo:font-style="italic" fo:font-weight="normal" officeooo:rsid="0049ffa6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top="0cm" fo:margin-bottom="0cm" loext:contextual-spacing="false"/>
      <style:text-properties style:font-name="Courier New" fo:font-size="10pt" fo:font-style="italic" fo:font-weight="normal" officeooo:rsid="0049ffa6" officeooo:paragraph-rsid="004d0fc4" style:font-size-asian="8.75pt" style:font-style-asian="italic" style:font-weight-asian="normal" style:font-size-complex="10pt" style:font-style-complex="italic" style:font-weight-complex="normal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98f68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ad640" style:font-style-asian="italic" style:font-style-complex="italic"/>
    </style:style>
    <style:style style:name="T7" style:family="text">
      <style:text-properties fo:font-style="italic" officeooo:rsid="004d0fc4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4ad640"/>
    </style:style>
    <style:style style:name="T10" style:family="text">
      <style:text-properties style:text-underline-style="solid" style:text-underline-width="auto" style:text-underline-color="font-color" officeooo:rsid="004d0fc4"/>
    </style:style>
    <style:style style:name="T11" style:family="text">
      <style:text-properties officeooo:rsid="004a51fe"/>
    </style:style>
    <style:style style:name="T12" style:family="text">
      <style:text-properties officeooo:rsid="004ad640"/>
    </style:style>
    <style:style style:name="T13" style:family="text">
      <style:text-properties officeooo:rsid="004b9306"/>
    </style:style>
    <style:style style:name="T14" style:family="text">
      <style:text-properties officeooo:rsid="004d0fc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840c47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118ee2a" style:font-style-asian="normal" style:font-style-complex="normal"/>
    </style:style>
    <style:style style:name="T19" style:family="text">
      <style:text-properties fo:font-style="normal" officeooo:rsid="00840c47" style:font-style-asian="normal" style:font-style-complex="normal"/>
    </style:style>
    <style:style style:name="T20" style:family="text">
      <style:text-properties fo:font-style="normal" officeooo:rsid="00511b6c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18ee2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Selection Sort</text:p>
      <text:p text:style-name="P7"/>
      <text:p text:style-name="P20">Algorithmus <text:span text:style-name="T13">in Umgangsprache</text:span></text:p>
      <text:p text:style-name="P7"/>
      <text:p text:style-name="P23">Äußere Schleife:</text:p>
      <text:p text:style-name="P7">Wiederholt die Suche des Minimums mehrmals. </text:p>
      <text:p text:style-name="P37">Wo fängt die Schleife an, wo hört sie auf?</text:p>
      <text:p text:style-name="P7"/>
      <text:p text:style-name="P7"><text:tab/><text:span text:style-name="T8">Innere Schleife:</text:span></text:p>
      <text:p text:style-name="P7"><text:tab/>Suche das Minimum im verbleibenden Array. </text:p>
      <text:p text:style-name="P32"><text:tab/><text:span text:style-name="T5">Wo fängt das verbleibende Array an, wo hört es auf?</text:span></text:p>
      <text:p text:style-name="P37"><text:tab/>Was braucht es für die Suche nach dem Minimum? (Variablen etc.)</text:p>
      <text:p text:style-name="P37"><text:tab/>Achtung: es muss nicht nur das Minimum selbst, sondern auch sein Index gespeichert</text:p>
      <text:p text:style-name="P16"><text:tab/>werden, damit man es anschließend mit der Zahl am Anfang des restl. Arrays tauschen kann</text:p>
      <text:p text:style-name="P16"/>
      <text:p text:style-name="P7"><text:tab/><text:span text:style-name="T8">Nach der inneren Schleife:</text:span></text:p>
      <text:p text:style-name="P7"><text:tab/>Tausche Zahl am Anfang des restl. Arrays mit dem Minimum. </text:p>
      <text:p text:style-name="P32"><text:tab/><text:span text:style-name="T5">Wie tauscht man zwei Werte in einem Array?</text:span></text:p>
      <text:p text:style-name="P7"/>
      <text:p text:style-name="P7"/>
      <text:p text:style-name="P13">Gerüst für die Java-Methode</text:p>
      <text:p text:style-name="P10"/>
      <text:p text:style-name="P27">int i, j;</text:p>
      <text:p text:style-name="P27">int min, minIndex;</text:p>
      <text:p text:style-name="P27">for (i = ???; i &lt; ???; i++)</text:p>
      <text:p text:style-name="P27">{</text:p>
      <text:p text:style-name="P27"><text:s text:c="3"/>// Suche Minimum und dessen Position (vom aktuellen Index an)</text:p>
      <text:p text:style-name="P27"><text:s text:c="3"/>min = ???</text:p>
      <text:p text:style-name="P27"><text:s text:c="3"/>minIndex = ???;</text:p>
      <text:p text:style-name="P27"><text:s text:c="3"/>for (j = ???; j &lt; ???; j++)</text:p>
      <text:p text:style-name="P27"><text:s text:c="3"/>{</text:p>
      <text:p text:style-name="P27"><text:s text:c="6"/>if (???)</text:p>
      <text:p text:style-name="P27"><text:s text:c="6"/>{</text:p>
      <text:p text:style-name="P27"><text:s text:c="9"/>???</text:p>
      <text:p text:style-name="P27"><text:s text:c="6"/>}</text:p>
      <text:p text:style-name="P27"><text:s text:c="3"/>}</text:p>
      <text:p text:style-name="P27"><text:s text:c="3"/>// Vertausche die kleinste Zahl mit der aktuellen</text:p>
      <text:p text:style-name="P27"><text:s text:c="3"/>???</text:p>
      <text:p text:style-name="P27">}</text:p>
      <text:p text:style-name="P10"/>
      <text:p text:style-name="P10"/>
      <text:p text:style-name="P38"><text:span text:style-name="T11">Bubble</text:span> Sort</text:p>
      <text:p text:style-name="P8"/>
      <text:p text:style-name="P21">Algorithmus <text:span text:style-name="T13">in Umgangsprache</text:span></text:p>
      <text:p text:style-name="P8"/>
      <text:p text:style-name="P24">Äußere Schleife:</text:p>
      <text:p text:style-name="P8">Wiederholt das Vertauschen <text:span text:style-name="T11">der Nachbarn </text:span>mehrmals. </text:p>
      <text:p text:style-name="P35">Wo beginnt die Schleife, wo hört sie auf?</text:p>
      <text:p text:style-name="P8"/>
      <text:p text:style-name="P18"><text:tab/>Nach jeder Wiederholung der äußeren Schleife sind einige Elemente des Arrays schon an</text:p>
      <text:p text:style-name="P18"><text:tab/>der <text:span text:style-name="T12">r</text:span>ichtigen Stelle. An welchen Indizes stehen sie?</text:p>
      <text:p text:style-name="P17"/>
      <text:p text:style-name="P8"><text:tab/><text:span text:style-name="T8">Innere Schleife: </text:span><text:span text:style-name="T9">Vertauschen der Nachbarn</text:span></text:p>
      <text:p text:style-name="P33"><text:tab/><text:span text:style-name="T5">Wo beginnt die Schleife, wo hört sie auf?</text:span></text:p>
      <text:p text:style-name="P8"/>
      <text:p text:style-name="P8"><text:tab/><text:tab/><text:span text:style-name="T12">Vergleiche</text:span> zwei Element<text:span text:style-name="T12">e und tausche sie gegebenenfalls.</text:span></text:p>
      <text:p text:style-name="P33"><text:tab/><text:tab/><text:span text:style-name="T5">Welche </text:span><text:span text:style-name="T6">Elemente</text:span><text:span text:style-name="T5">? Wann werden sie vertauscht?</text:span></text:p>
      <text:p text:style-name="P8"/>
      <text:p text:style-name="P8"/>
      <text:p text:style-name="P14">Gerüst für die Java-Methode</text:p>
      <text:p text:style-name="P11"/>
      <text:p text:style-name="P28">for (???; ???; i++)</text:p>
      <text:p text:style-name="P28">{</text:p>
      <text:p text:style-name="P30"><text:s text:c="3"/>// Die letzten i Elemente sind schon richtig sortiert.</text:p>
      <text:p text:style-name="P30"><text:s text:c="3"/>// Gehe also vom Anfang bis Ende - i.</text:p>
      <text:p text:style-name="P28"><text:s text:c="3"/>for (???; ???; j++)</text:p>
      <text:p text:style-name="P28"><text:s text:c="3"/>{</text:p>
      <text:p text:style-name="P30"><text:s text:c="6"/>// Vergleiche jedes Element mit seinem nächsten Nachbarn</text:p>
      <text:p text:style-name="P30"><text:s text:c="6"/>// Falls <text:span text:style-name="T13">es</text:span> kleiner als der Nachbar ist, tausche</text:p>
      <text:p text:style-name="P28"><text:s text:c="6"/>if (???)</text:p>
      <text:p text:style-name="P28"><text:s text:c="6"/>{</text:p>
      <text:p text:style-name="P28"><text:s text:c="9"/>???</text:p>
      <text:p text:style-name="P28"><text:s text:c="6"/>}</text:p>
      <text:p text:style-name="P28"><text:s text:c="3"/>}</text:p>
      <text:p text:style-name="P28">}</text:p>
      <text:p text:style-name="P11"/>
      <text:p text:style-name="P11"/>
      <text:p text:style-name="P39"><text:span text:style-name="T14">Insertion </text:span>Sort</text:p>
      <text:p text:style-name="P9"/>
      <text:p text:style-name="P22">Algorithmus <text:span text:style-name="T13">in Umgangsprache</text:span></text:p>
      <text:p text:style-name="P9"/>
      <text:p text:style-name="P25">Äußere Schleife:</text:p>
      <text:p text:style-name="P9">Wiederhol<text:span text:style-name="T14">e</text:span> das Einfügen der aktuellen Zahl nach links.</text:p>
      <text:p text:style-name="P36">Wo beginnt die Schleife, wo hört sie auf?</text:p>
      <text:p text:style-name="P9"/>
      <text:p text:style-name="P9"><text:tab/><text:span text:style-name="T8">Innere Schleife:</text:span> </text:p>
      <text:p text:style-name="P9"><text:tab/>Fügt die aktuelle Zahl nach links an der richtigen Stelle ein</text:p>
      <text:p text:style-name="P34"><text:tab/><text:span text:style-name="T5">Wo beginnt die Schleife?</text:span></text:p>
      <text:p text:style-name="P19"><text:tab/>In welche Richtung läuft ihr „Index“?<text:line-break/><text:tab/>Welche Zahlen werden jeweils verglichen?</text:p>
      <text:p text:style-name="P19"><text:tab/>Welche Zahl wird wohin verschoben?<text:line-break/><text:tab/>Wann bricht die innere Schleife ab?</text:p>
      <text:p text:style-name="P9"/>
      <text:p text:style-name="P9"><text:tab/><text:span text:style-name="T10">Nach der inneren Schleife</text:span></text:p>
      <text:p text:style-name="P34"><text:tab/><text:span text:style-name="T5">Was passiert, wenn die innere Schleife </text:span><text:span text:style-name="T7">endet</text:span><text:span text:style-name="T5">? </text:span></text:p>
      <text:p text:style-name="P9"/>
      <text:p text:style-name="P9"/>
      <text:p text:style-name="P15">Gerüst für die Java-Methode</text:p>
      <text:p text:style-name="P12"/>
      <text:p text:style-name="P29">for (i = ???; i &lt; ???; i++)</text:p>
      <text:p text:style-name="P29">{</text:p>
      <text:p text:style-name="P31"><text:s text:c="3"/>// Merke das aktuelle Element</text:p>
      <text:p text:style-name="P29"><text:s text:c="3"/>??? <text:s text:c="7"/></text:p>
      <text:p text:style-name="P29"/>
      <text:p text:style-name="P31"><text:s text:c="3"/>// Gehe so lange nach links bis ein Element gefunden ist, </text:p>
      <text:p text:style-name="P31"><text:s text:c="3"/>// das kleiner oder gleich dem aktuellen Element ist oder </text:p>
      <text:p text:style-name="P31"><text:s text:c="3"/>// ODER bis das Ende der Liste erreicht ist.</text:p>
      <text:p text:style-name="P29"><text:s text:c="3"/>while (???)</text:p>
      <text:p text:style-name="P29"><text:s text:c="3"/>{</text:p>
      <text:p text:style-name="P31"><text:s text:c="6"/>// Schiebe jedes Element, das größer als das aktuelle ist, </text:p>
      <text:p text:style-name="P31"><text:s text:c="6"/>// eins nach rechts.</text:p>
      <text:p text:style-name="P29"><text:s text:c="6"/>???</text:p>
      <text:p text:style-name="P29"><text:s text:c="3"/>}</text:p>
      <text:p text:style-name="P29"/>
      <text:p text:style-name="P31"><text:s text:c="3"/>// An dieser Stelle wird das aktuelle Element eingefügt.</text:p>
      <text:p text:style-name="P29"><text:s text:c="3"/>???</text:p>
      <text:p text:style-name="P29">}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draw:frame text:anchor-type="paragraph" draw:z-index="0" draw:name="Form1" draw:style-name="gr1" draw:text-style-name="P44" svg:width="1.795cm" svg:height="0.63cm" svg:x="15.196cm" svg:y="0.205cm"><draw:image xlink:href="Pictures/10000000000000580000001F196641809BB809C4.png" xlink:type="simple" xlink:show="embed" xlink:actuate="onLoad" loext:mime-type="image/png"><text:p/></draw:image></draw:frame></text:p>
      <text:p text:style-name="P41"><text:span text:style-name="T23">Autor: </text:span><text:span text:style-name="T17">Christian Pothmann – </text:span><text:a xlink:type="simple" xlink:href="https://cpothmann.de/" text:style-name="Internet_20_link" text:visited-style-name="Visited_20_Internet_20_Link"><text:span text:style-name="T17">c</text:span></text:a><text:a xlink:type="simple" xlink:href="https://cpothmann.de/" text:style-name="Internet_20_link" text:visited-style-name="Visited_20_Internet_20_Link"><text:span text:style-name="T19">pothmann.de</text:span></text:a><text:span text:style-name="T19">, </text:span><text:span text:style-name="T20">f</text:span><text:span text:style-name="T21">reigegeben unter </text:span><text:a xlink:type="simple" xlink:href="https://creativecommons.org/licenses/by-nc-sa/4.0/" text:style-name="Internet_20_link" text:visited-style-name="Visited_20_Internet_20_Link"><text:span text:style-name="T21">CC BY-NC-SA 4.0</text:span></text:a><text:span text:style-name="T21">, </text:span><text:span text:style-name="T22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98f68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rtierverfahren – <text:span text:style-name="MT1">Hilfestellung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7:38.487000000</dc:date>
    <meta:editing-duration>PT5H21M44S</meta:editing-duration>
    <meta:editing-cycles>55</meta:editing-cycles>
    <meta:generator>LibreOffice/6.2.5.2$Windows_X86_64 LibreOffice_project/1ec314fa52f458adc18c4f025c545a4e8b22c159</meta:generator>
    <meta:document-statistic meta:table-count="2" meta:image-count="0" meta:object-count="0" meta:page-count="3" meta:paragraph-count="94" meta:word-count="462" meta:character-count="2871" meta:non-whitespace-character-count="2304"/>
  </office:meta>
</office:document-meta>
</file>